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
      <style:paragraph-properties style:text-autospace="none"/>
    </style:style>
    <style:style style:name="P2" style:family="paragraph" style:parent-style-name="Standard" style:list-style-name="">
      <style:paragraph-properties style:text-autospace="none"/>
      <style:text-properties style:use-window-font-color="true" fo:font-size="10pt" fo:language="none" fo:country="none" style:font-size-asian="10pt" style:font-size-complex="10pt"/>
    </style:style>
    <style:style style:name="T1" style:family="text">
      <style:text-properties fo:color="#0000ff" fo:font-size="10pt" fo:language="none" fo:country="none" style:font-size-asian="10pt" style:font-size-complex="10pt"/>
    </style:style>
    <style:style style:name="T2" style:family="text">
      <style:text-properties style:use-window-font-color="true" fo:font-size="10pt" fo:language="none" fo:country="none" style:font-size-asian="10pt" style:font-size-complex="10pt"/>
    </style:style>
    <style:style style:name="T3" style:family="text">
      <style:text-properties fo:color="#2b91af" fo:font-size="10pt" fo:language="none" fo:country="none" style:font-size-asian="10pt" style:font-size-complex="10pt"/>
    </style:style>
    <style:style style:name="T4" style:family="text">
      <style:text-properties fo:color="#008000" fo:font-size="10pt" fo:language="none" fo:country="none" style:font-size-asian="10pt" style:font-size-complex="10pt"/>
    </style:style>
    <style:style style:name="T5" style:family="text">
      <style:text-properties fo:color="#a31515" fo:font-size="10pt" fo:language="none" fo:country="none" style:font-size-asian="10pt" style:font-size-complex="10pt"/>
    </style:style>
    <number:date-style style:name="N75" number:automatic-order="true">
      <number:day/>
      <number:text> </number:text>
      <number:month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FID</text:h>
      <text:p text:style-name="Text_20_body"><text:date style:data-style-name="N75" text:date-value="2010-01-30T14:09:15.55">30 Jan 2010</text:date></text:p>
      <text:p text:style-name="Text_20_body"/>
      <text:p text:style-name="Text_20_body">This uses the MERG CBUS CANRS board with the MERG RFID reader board and Core ID series reader.</text:p>
      <text:p text:style-name="Standard">Serial BAUD is 9.6 kb/s</text:p>
      <text:p text:style-name="Standard">Reader format is &lt;STX 02&gt; &lt;10 bytes of hex data&gt; &lt;2 byte xor of data&gt; &lt;cr&gt; &lt;lf&gt; &lt;ETX 03&gt;</text:p>
      <text:p text:style-name="Standard"/>
      <text:p text:style-name="Standard">To use the CANRS hardware the RFID output needs to be connected to pin 3 instead of pin 2 on the CANRS and the gender of the D-type needs changing.</text:p>
      <text:p text:style-name="Standard"/>
      <text:p text:style-name="Standard">The OpenLCB output is packets with frame type FT_RFID, the node ID alias is in the 12 source ID bits, and 5 bytes RFID tag in the data. Anything which needs the location of the reader as well as the RFID tag needs to monitor changes in the alias for the node ID's. Either by following the CIM packets or by using the FT_VNSN and DAA_NSN packets.</text:p>
      <text:p text:style-name="Standard"/>
      <text:p text:style-name="Standard">A short program in C# to display information from known RFID tags or display the hex code for unknown ones. This works for a single reader, for more readers it would be neccesary to add code to handle the node ID alias to full node ID and location lookup. The current program output is:</text:p>
      <text:p text:style-name="Standard"/>
      <text:p text:style-name="Standard">Com port opened</text:p>
      <text:p text:style-name="Standard">03: 21ft SR 12t 8 Plank</text:p>
      <text:p text:style-name="Standard">08: 20ft BR 16t Mineral</text:p>
      <text:p text:style-name="Standard">Tag 0104A151CE</text:p>
      <text:p text:style-name="Standard">Tag 0104A17C55</text:p>
      <text:p text:style-name="Standard"/>
      <text:p text:style-name="Standard"/>
      <text:p text:style-name="P1"><text:span text:style-name="T1">using</text:span><text:span text:style-name="T2"> System;</text:span></text:p>
      <text:p text:style-name="P1"><text:span text:style-name="T1">using</text:span><text:span text:style-name="T2"> System.Collections.Generic;</text:span></text:p>
      <text:p text:style-name="P1"><text:span text:style-name="T1">using</text:span><text:span text:style-name="T2"> System.Text;</text:span></text:p>
      <text:p text:style-name="P1"><text:span text:style-name="T1">using</text:span><text:span text:style-name="T2"> System.IO.Ports;</text:span></text:p>
      <text:p text:style-name="P2"/>
      <text:p text:style-name="P1"><text:span text:style-name="T1">namespace</text:span><text:span text:style-name="T2"> rfid</text:span></text:p>
      <text:p text:style-name="P2">{</text:p>
      <text:p text:style-name="P1"><text:span text:style-name="T2"><text:s text:c="4"/></text:span><text:span text:style-name="T1">class</text:span><text:span text:style-name="T2"> </text:span><text:span text:style-name="T3">Program</text:span></text:p>
      <text:p text:style-name="P2"><text:s text:c="4"/>{</text:p>
      <text:p text:style-name="P1"><text:span text:style-name="T2"><text:s text:c="8"/></text:span><text:span text:style-name="T4">// copy and paste in frametypes.c</text:span></text:p>
      <text:p text:style-name="P1"><text:span text:style-name="T2"><text:s/></text:span></text:p>
      <text:p text:style-name="P1"><text:span text:style-name="T2"><text:s text:c="9"/></text:span><text:span text:style-name="T1">static</text:span><text:span text:style-name="T2"> </text:span><text:span text:style-name="T3">Dictionary</text:span><text:span text:style-name="T2">&lt;</text:span><text:span text:style-name="T1">string</text:span><text:span text:style-name="T2">, </text:span><text:span text:style-name="T1">string</text:span><text:span text:style-name="T2">&gt; rfids = </text:span><text:span text:style-name="T1">new</text:span><text:span text:style-name="T2"> </text:span><text:span text:style-name="T3">Dictionary</text:span><text:span text:style-name="T2">&lt;</text:span><text:span text:style-name="T1">string</text:span><text:span text:style-name="T2">, </text:span><text:span text:style-name="T1">string</text:span><text:span text:style-name="T2">&gt;();</text:span></text:p>
      <text:p text:style-name="P1"><text:span text:style-name="T2"><text:s text:c="8"/></text:span><text:span text:style-name="T1">static</text:span><text:span text:style-name="T2"> System.IO.Ports.</text:span><text:span text:style-name="T3">SerialPort</text:span><text:span text:style-name="T2"> com;</text:span></text:p>
      <text:p text:style-name="P1"><text:span text:style-name="T2"><text:s text:c="8"/></text:span><text:span text:style-name="T1">static</text:span><text:span text:style-name="T2"> </text:span><text:span text:style-name="T1">string</text:span><text:span text:style-name="T2"> line = </text:span><text:span text:style-name="T5">""</text:span><text:span text:style-name="T2">;</text:span></text:p>
      <text:p text:style-name="P2"/>
      <text:p text:style-name="P1"><text:span text:style-name="T2"><text:s text:c="8"/></text:span><text:span text:style-name="T1">static</text:span><text:span text:style-name="T2"> </text:span><text:span text:style-name="T1">void</text:span><text:span text:style-name="T2"> waitloop()</text:span></text:p>
      <text:p text:style-name="P2"><text:s text:c="8"/>{</text:p>
      <text:p text:style-name="P1"><text:span text:style-name="T2"><text:s text:c="12"/></text:span><text:span text:style-name="T1">while</text:span><text:span text:style-name="T2"> (</text:span><text:span text:style-name="T1">true</text:span><text:span text:style-name="T2">)</text:span></text:p>
      <text:p text:style-name="P2"><text:s text:c="12"/>{</text:p>
      <text:p text:style-name="P1"><text:span text:style-name="T2"><text:s text:c="16"/></text:span><text:span text:style-name="T4">// CAN input</text:span></text:p>
      <text:p text:style-name="P2"><text:s text:c="16"/>line += com.ReadExisting();</text:p>
      <text:p text:style-name="P1"><text:span text:style-name="T2"><text:s text:c="16"/></text:span><text:span text:style-name="T4">// ignore anything before :</text:span></text:p>
      <text:p text:style-name="P1"><text:span text:style-name="T2"><text:s text:c="16"/></text:span><text:span text:style-name="T1">int</text:span><text:span text:style-name="T2"> l = line.IndexOf(</text:span><text:span text:style-name="T5">':'</text:span><text:span text:style-name="T2">);</text:span></text:p>
      <text:p text:style-name="P1"><text:span text:style-name="T2"><text:s text:c="16"/></text:span><text:span text:style-name="T1">if</text:span><text:span text:style-name="T2"> (l == -1)</text:span></text:p>
      <text:p text:style-name="P1"><text:span text:style-name="T2"><text:s text:c="20"/></text:span><text:span text:style-name="T1">continue</text:span><text:span text:style-name="T2">;</text:span></text:p>
      <text:p text:style-name="P2"><text:s text:c="16"/>line = line.Substring(l);</text:p>
      <text:p text:style-name="P1"><text:span text:style-name="T2"><text:s text:c="16"/></text:span><text:span text:style-name="T4">// find a complete CAN packet</text:span></text:p>
      <text:p text:style-name="P1"><text:soft-page-break/><text:span text:style-name="T2"><text:s text:c="16"/>l = line.IndexOf(</text:span><text:span text:style-name="T5">';'</text:span><text:span text:style-name="T2">);</text:span></text:p>
      <text:p text:style-name="P1"><text:span text:style-name="T2"><text:s text:c="16"/></text:span><text:span text:style-name="T1">if</text:span><text:span text:style-name="T2"> (l == -1)</text:span></text:p>
      <text:p text:style-name="P1"><text:span text:style-name="T2"><text:s text:c="20"/></text:span><text:span text:style-name="T1">continue</text:span><text:span text:style-name="T2">;</text:span></text:p>
      <text:p text:style-name="P1"><text:span text:style-name="T2"><text:s text:c="16"/></text:span><text:span text:style-name="T1">string</text:span><text:span text:style-name="T2"> packet = line.Substring(0, l + 1);</text:span></text:p>
      <text:p text:style-name="P2"><text:s text:c="16"/>line = line.Substring(l + 1);</text:p>
      <text:p text:style-name="P1"><text:span text:style-name="T2"><text:s text:c="16"/></text:span><text:span text:style-name="T3">FT</text:span><text:span text:style-name="T2"> sw = (</text:span><text:span text:style-name="T3">FT</text:span><text:span text:style-name="T2">)</text:span><text:span text:style-name="T3">Convert</text:span><text:span text:style-name="T2">.ToInt32(packet.Substring(3, 4), 16);</text:span></text:p>
      <text:p text:style-name="P1"><text:span text:style-name="T2"><text:s text:c="16"/></text:span><text:span text:style-name="T1">switch</text:span><text:span text:style-name="T2"> (sw)</text:span></text:p>
      <text:p text:style-name="P2"><text:s text:c="16"/>{</text:p>
      <text:p text:style-name="P1"><text:span text:style-name="T2"><text:s text:c="20"/></text:span><text:span text:style-name="T1">case</text:span><text:span text:style-name="T2"> </text:span><text:span text:style-name="T3">FT</text:span><text:span text:style-name="T2">.FT_RFID:</text:span></text:p>
      <text:p text:style-name="P1"><text:span text:style-name="T2"><text:s text:c="24"/></text:span><text:span text:style-name="T1">string</text:span><text:span text:style-name="T2"> tag = packet.Substring(11, 10);</text:span></text:p>
      <text:p text:style-name="P1"><text:span text:style-name="T2"><text:s text:c="24"/></text:span><text:span text:style-name="T1">try</text:span></text:p>
      <text:p text:style-name="P2"><text:s text:c="24"/>{</text:p>
      <text:p text:style-name="P2"><text:s text:c="28"/>tag = rfids[tag];</text:p>
      <text:p text:style-name="P2"><text:s text:c="24"/>}</text:p>
      <text:p text:style-name="P1"><text:span text:style-name="T2"><text:s text:c="24"/></text:span><text:span text:style-name="T1">catch</text:span><text:span text:style-name="T2"> (</text:span><text:span text:style-name="T3">KeyNotFoundException</text:span><text:span text:style-name="T2">)</text:span></text:p>
      <text:p text:style-name="P2"><text:s text:c="24"/>{</text:p>
      <text:p text:style-name="P1"><text:span text:style-name="T2"><text:s text:c="28"/>tag = </text:span><text:span text:style-name="T5">"Tag "</text:span><text:span text:style-name="T2"> + packet.Substring(11, 10);</text:span></text:p>
      <text:p text:style-name="P2"><text:s text:c="24"/>}</text:p>
      <text:p text:style-name="P1"><text:span text:style-name="T2"><text:s text:c="24"/></text:span><text:span text:style-name="T3">Console</text:span><text:span text:style-name="T2">.WriteLine(tag);</text:span></text:p>
      <text:p text:style-name="P1"><text:span text:style-name="T2"><text:s text:c="24"/></text:span><text:span text:style-name="T1">break</text:span><text:span text:style-name="T2">;</text:span></text:p>
      <text:p text:style-name="P2"><text:s text:c="16"/>}</text:p>
      <text:p text:style-name="P2"><text:s text:c="12"/>}</text:p>
      <text:p text:style-name="P2"><text:s text:c="8"/>}</text:p>
      <text:p text:style-name="P2"/>
      <text:p text:style-name="P1"><text:span text:style-name="T2"><text:s text:c="8"/></text:span><text:span text:style-name="T1">static</text:span><text:span text:style-name="T2"> </text:span><text:span text:style-name="T1">void</text:span><text:span text:style-name="T2"> Main(</text:span><text:span text:style-name="T1">string</text:span><text:span text:style-name="T2">[] args)</text:span></text:p>
      <text:p text:style-name="P2"><text:s text:c="8"/>{</text:p>
      <text:p text:style-name="P1"><text:span text:style-name="T2"><text:s text:c="12"/>com = </text:span><text:span text:style-name="T1">new</text:span><text:span text:style-name="T2"> </text:span><text:span text:style-name="T3">SerialPort</text:span><text:span text:style-name="T2">(</text:span><text:span text:style-name="T5">"COM8"</text:span><text:span text:style-name="T2">, 11520);</text:span></text:p>
      <text:p text:style-name="P1"><text:span text:style-name="T2"><text:s text:c="12"/></text:span><text:span text:style-name="T1">try</text:span></text:p>
      <text:p text:style-name="P2"><text:s text:c="12"/>{</text:p>
      <text:p text:style-name="P2"><text:s text:c="16"/>com.Open();</text:p>
      <text:p text:style-name="P1"><text:span text:style-name="T2"><text:s text:c="16"/></text:span><text:span text:style-name="T3">Console</text:span><text:span text:style-name="T2">.WriteLine(</text:span><text:span text:style-name="T5">"Com port opened"</text:span><text:span text:style-name="T2">);</text:span></text:p>
      <text:p text:style-name="P2"><text:s text:c="12"/>}</text:p>
      <text:p text:style-name="P1"><text:span text:style-name="T2"><text:s text:c="12"/></text:span><text:span text:style-name="T1">catch</text:span></text:p>
      <text:p text:style-name="P2"><text:s text:c="12"/>{</text:p>
      <text:p text:style-name="P1"><text:span text:style-name="T2"><text:s text:c="16"/></text:span><text:span text:style-name="T3">Console</text:span><text:span text:style-name="T2">.WriteLine(</text:span><text:span text:style-name="T5">"Com port failed to opened"</text:span><text:span text:style-name="T2">);</text:span></text:p>
      <text:p text:style-name="P1"><text:span text:style-name="T2"><text:s text:c="16"/></text:span><text:span text:style-name="T1">return</text:span><text:span text:style-name="T2">;</text:span></text:p>
      <text:p text:style-name="P2"><text:s text:c="12"/>}</text:p>
      <text:p text:style-name="P1"><text:span text:style-name="T2"><text:s text:c="12"/>rfids.Add(</text:span><text:span text:style-name="T5">"0104A1781E"</text:span><text:span text:style-name="T2">, </text:span><text:span text:style-name="T5">"01: 21ft LNER 12t Van"</text:span><text:span text:style-name="T2">);</text:span></text:p>
      <text:p text:style-name="P1"><text:span text:style-name="T2"><text:s text:c="12"/>rfids.Add(</text:span><text:span text:style-name="T5">"0104A13F0A"</text:span><text:span text:style-name="T2">, </text:span><text:span text:style-name="T5">"02: 21ft LNER 12t 6 Plank"</text:span><text:span text:style-name="T2">);</text:span></text:p>
      <text:p text:style-name="P1"><text:span text:style-name="T2"><text:s text:c="12"/>rfids.Add(</text:span><text:span text:style-name="T5">"0104A181F2"</text:span><text:span text:style-name="T2">, </text:span><text:span text:style-name="T5">"03: 21ft SR 12t 8 Plank"</text:span><text:span text:style-name="T2">);</text:span></text:p>
      <text:p text:style-name="P1"><text:span text:style-name="T2"><text:s text:c="12"/>rfids.Add(</text:span><text:span text:style-name="T5">"0104A17C34"</text:span><text:span text:style-name="T2">, </text:span><text:span text:style-name="T5">"04: 21ft SR 12t Van"</text:span><text:span text:style-name="T2">);</text:span></text:p>
      <text:p text:style-name="P1"><text:span text:style-name="T2"><text:s text:c="12"/>rfids.Add(</text:span><text:span text:style-name="T5">"0104A15AF2"</text:span><text:span text:style-name="T2">, </text:span><text:span text:style-name="T5">"05: 21ft LMS Van D1832A"</text:span><text:span text:style-name="T2">);</text:span></text:p>
      <text:p text:style-name="P1"><text:span text:style-name="T2"><text:s text:c="12"/>rfids.Add(</text:span><text:span text:style-name="T5">"0104A17BBD"</text:span><text:span text:style-name="T2">, </text:span><text:span text:style-name="T5">"06: 21ft LMS Van D1832A"</text:span><text:span text:style-name="T2">);</text:span></text:p>
      <text:p text:style-name="P1"><text:span text:style-name="T2"><text:s text:c="12"/>rfids.Add(</text:span><text:span text:style-name="T5">"0104A13725"</text:span><text:span text:style-name="T2">, </text:span><text:span text:style-name="T5">"07: 21ft LMS 12t Open"</text:span><text:span text:style-name="T2">);</text:span></text:p>
      <text:p text:style-name="P1"><text:span text:style-name="T2"><text:s text:c="12"/>rfids.Add(</text:span><text:span text:style-name="T5">"0104A18181"</text:span><text:span text:style-name="T2">, </text:span><text:span text:style-name="T5">"08: 20ft BR 16t Mineral"</text:span><text:span text:style-name="T2">);</text:span></text:p>
      <text:p text:style-name="P1"><text:span text:style-name="T2"><text:s text:c="12"/>rfids.Add(</text:span><text:span text:style-name="T5">"0104A15BBA"</text:span><text:span text:style-name="T2">, </text:span><text:span text:style-name="T5">"09: 27ft SR 25t Brake"</text:span><text:span text:style-name="T2">);</text:span></text:p>
      <text:p text:style-name="P1"><text:span text:style-name="T2"><text:s text:c="12"/>rfids.Add(</text:span><text:span text:style-name="T5">"0104A169B2"</text:span><text:span text:style-name="T2">, </text:span><text:span text:style-name="T5">"10: 21ft GWR 12t 5 Plank"</text:span><text:span text:style-name="T2">);</text:span></text:p>
      <text:p text:style-name="P2"/>
      <text:p text:style-name="P2"><text:s text:c="12"/>waitloop();</text:p>
      <text:p text:style-name="P2"/>
      <text:p text:style-name="P2"><text:s text:c="8"/>}</text:p>
      <text:p text:style-name="P2"><text:s text:c="4"/>}</text:p>
      <text:p text:style-name="P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11-26T17:53:36.40</meta:creation-date>
    <dc:date>2010-01-30T14:09:15.53</dc:date>
    <meta:editing-duration>PT01H29M32S</meta:editing-duration>
    <meta:editing-cycles>3</meta:editing-cycles>
    <meta:generator>OpenOffice.org/3.1$Win32 OpenOffice.org_project/310m19$Build-9420</meta:generator>
    <meta:document-statistic meta:table-count="0" meta:image-count="0" meta:object-count="0" meta:page-count="2" meta:paragraph-count="88" meta:word-count="438" meta:character-count="3615"/>
  </office:meta>
</office:document-meta>
</file>